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Khmer" svg:font-family="Khmer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f8d4f"/>
    </style:style>
    <style:style style:name="P2" style:family="paragraph" style:parent-style-name="Standard">
      <style:text-properties style:font-name="Khmer OS" fo:font-size="16pt" officeooo:rsid="000f8d4f" officeooo:paragraph-rsid="00123720"/>
    </style:style>
    <style:style style:name="P3" style:family="paragraph" style:parent-style-name="Standard">
      <style:text-properties style:font-name="Khmer OS" fo:font-size="16pt" officeooo:rsid="000f8d4f" officeooo:paragraph-rsid="00139656"/>
    </style:style>
    <style:style style:name="P4" style:family="paragraph" style:parent-style-name="Standard">
      <style:text-properties style:font-name="Khmer OS" fo:font-size="16pt" officeooo:rsid="000ff1a3" officeooo:paragraph-rsid="000ff1a3"/>
    </style:style>
    <style:style style:name="T1" style:family="text">
      <style:text-properties officeooo:rsid="00123720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123720"/>
    </style:style>
    <style:style style:name="T4" style:family="text">
      <style:text-properties fo:color="#ffffff" loext:opacity="100%" fo:background-color="#18a303" loext:char-shading-value="0"/>
    </style:style>
    <style:style style:name="T5" style:family="text">
      <style:text-properties fo:color="#ffffff" loext:opacity="100%" officeooo:rsid="00123720" fo:background-color="#18a303" loext:char-shading-value="0"/>
    </style:style>
    <style:style style:name="T6" style:family="text">
      <style:text-properties fo:color="#ffffff" loext:opacity="100%" officeooo:rsid="00123720" fo:background-color="#18a303" loext:char-shading-value="0"/>
    </style:style>
    <style:style style:name="T7" style:family="text">
      <style:text-properties fo:color="#ffffff" loext:opacity="100%" fo:background-color="#18a303" loext:char-shading-value="0"/>
    </style:style>
    <style:style style:name="T8" style:family="text">
      <style:text-properties fo:color="#ffffff" loext:opacity="100%" officeooo:rsid="00139656" fo:background-color="#18a30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Date </text:span><text:span text:style-name="T8">7</text:span><text:span text:style-name="T7">/Jul/21</text:span></text:p>
      <text:p text:style-name="P1"/>
      <text:p text:style-name="P4">+Searching technique<text:line-break/><text:tab/>- Sequence search</text:p>
      <text:p text:style-name="P4"><text:tab/>- Binary Search</text:p>
      <text:p text:style-name="P2"><text:tab/>- TimeComplexity<text:line-break/></text:p>
      <text:p text:style-name="P2"><text:span text:style-name="T7">Date </text:span><text:span text:style-name="T6">16</text:span><text:span text:style-name="T7">/Jul/21</text:span><text:line-break/><text:line-break/><text:tab/>- <text:span text:style-name="T1">Bubble sort<text:line-break/><text:tab/>- Insertion sor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Khmer" svg:font-family="Khmer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08:21:35.021079558</meta:creation-date>
    <dc:date>2021-07-16T10:33:19.068401948</dc:date>
    <meta:editing-duration>PT4M3S</meta:editing-duration>
    <meta:editing-cycles>5</meta:editing-cycles>
    <meta:generator>LibreOffice/7.1.4.2$Linux_X86_64 LibreOffice_project/10$Build-2</meta:generator>
    <meta:document-statistic meta:table-count="0" meta:image-count="0" meta:object-count="0" meta:page-count="1" meta:paragraph-count="5" meta:word-count="20" meta:character-count="134" meta:non-whitespace-character-count="112"/>
  </office:meta>
</office:document-meta>
</file>